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Odstavecseseznamem" style:family="paragraph">
      <style:paragraph-properties fo:margin-left="0in" fo:text-indent="0in">
        <style:tab-stops/>
      </style:paragraph-properties>
    </style:style>
    <style:style style:name="T19" style:parent-style-name="col-sm-9" style:family="text">
      <style:text-properties fo:color="#000000"/>
    </style:style>
    <style:style style:name="P20" style:parent-style-name="Odstavecseseznamem" style:family="paragraph">
      <style:paragraph-properties fo:margin-left="0in">
        <style:tab-stops/>
      </style:paragraph-properties>
    </style:style>
    <style:style style:name="P21" style:parent-style-name="Odstavecseseznamem" style:family="paragraph">
      <style:paragraph-properties fo:margin-left="0in">
        <style:tab-stops/>
      </style:paragraph-properties>
    </style:style>
    <style:style style:name="P22" style:parent-style-name="Odstavecseseznamem" style:family="paragraph">
      <style:paragraph-properties fo:margin-left="0in">
        <style:tab-stops/>
      </style:paragraph-properties>
    </style:style>
    <style:style style:name="P23" style:parent-style-name="Odstavecseseznamem" style:family="paragraph">
      <style:paragraph-properties fo:margin-left="0in">
        <style:tab-stops/>
      </style:paragraph-properties>
    </style:style>
    <style:style style:name="P24" style:parent-style-name="Odstavecseseznamem" style:family="paragraph">
      <style:paragraph-properties fo:margin-left="0in">
        <style:tab-stops/>
      </style:paragraph-properties>
    </style:style>
    <style:style style:name="P25" style:parent-style-name="Odstavecseseznamem" style:family="paragraph">
      <style:paragraph-properties fo:margin-left="0in">
        <style:tab-stops/>
      </style:paragraph-properties>
    </style:style>
    <style:style style:name="P26" style:parent-style-name="Odstavecseseznamem" style:family="paragraph">
      <style:paragraph-properties fo:margin-left="0in">
        <style:tab-stops/>
      </style:paragraph-properties>
    </style:style>
    <style:style style:name="P27" style:parent-style-name="Odstavecseseznamem" style:family="paragraph">
      <style:paragraph-properties fo:margin-left="0in">
        <style:tab-stops/>
      </style:paragraph-properties>
    </style:style>
    <style:style style:name="P28" style:parent-style-name="Odstavecseseznamem" style:family="paragraph">
      <style:paragraph-properties fo:margin-left="0in" fo:text-indent="0in">
        <style:tab-stops/>
      </style:paragraph-properties>
    </style:style>
    <style:style style:name="P29" style:parent-style-name="Odstavecseseznamem" style:family="paragraph">
      <style:paragraph-properties fo:margin-left="0in">
        <style:tab-stops/>
      </style:paragraph-properties>
    </style:style>
    <style:style style:name="P30" style:parent-style-name="Odstavecseseznamem" style:family="paragraph">
      <style:paragraph-properties fo:margin-left="0in">
        <style:tab-stops/>
      </style:paragraph-properties>
    </style:style>
    <style:style style:name="P31" style:parent-style-name="Odstavecseseznamem" style:family="paragraph">
      <style:paragraph-properties fo:margin-left="0in">
        <style:tab-stops/>
      </style:paragraph-properties>
    </style:style>
    <style:style style:name="P32" style:parent-style-name="Odstavecseseznamem" style:family="paragraph">
      <style:paragraph-properties fo:margin-left="0in" fo:text-indent="0in">
        <style:tab-stops/>
      </style:paragraph-properties>
    </style:style>
    <style:style style:name="P33" style:parent-style-name="Odstavecseseznamem" style:family="paragraph">
      <style:paragraph-properties fo:margin-left="0in">
        <style:tab-stops/>
      </style:paragraph-properties>
    </style:style>
    <style:style style:name="P34" style:parent-style-name="Odstavecseseznamem" style:family="paragraph">
      <style:paragraph-properties fo:margin-left="0in">
        <style:tab-stops/>
      </style:paragraph-properties>
    </style:style>
    <style:style style:name="T35" style:parent-style-name="Hypertextovýodkaz" style:family="text"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9/2023<text:bookmark-end text:name="Text14"/></text:p>
            <text:p text:style-name="Normální">KVOP-25139/2023<text:bookmark-end text:name="Text2"/></text:p>
            <text:p text:style-name="Normální"><text:bookmark-start text:name="Text6"/>03. 07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B. M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/text:h>
      <text:p text:style-name="Normální">Vážený pane M.,</text:p>
      <text:p text:style-name="Normální"/>
      <text:p text:style-name="Normální">28. června 2023 jste nám poslal žádost podle zákona o svobodném přístupu k informacím. Ptal jste se na to, kolik ombudsman podal žalob ve veřejném zájmu, čeho se týkaly a informace o jejich projednání správními soudy včetně spisových značek.<text:s/></text:p>
      <text:p text:style-name="Normální"/>
      <text:p text:style-name="Normální">Ombudsman zatím podal 3 žaloby ve veřejném zájmu. Přikládám také odkazy na tyto kauzy v Evidenci stanovisek ochránce (ESO).</text:p>
      <text:p text:style-name="Normální"/>
      <text:list text:style-name="LFO3_1" text:continue-numbering="true">
        <text:list-item>
          <text:p text:style-name="P18">Fotovoltaická elektrárna Moldava (sp. zn.<text:s/><text:span text:style-name="col-sm-9">11/2012/SZD,<text:s/></text:span><text:a xlink:href="https://eso.ochrance.cz/Nalezene/Edit/1668" office:target-frame-name="_top" xlink:show="replace"><text:span text:style-name="Hypertextovýodkaz">https://eso.ochrance.cz/Nalezene/Edit/1668</text:span></text:a><text:span text:style-name="T19">)</text:span></text:p>
        </text:list-item>
      </text:list>
      <text:p text:style-name="P20"/>
      <text:p text:style-name="P21">Ochránce podal žalobu proti správním rozhodnutím vedoucím k povolení stavby fotovoltaické elektrárny. Podle jeho názoru byl v těchto řízeních upřednostněn soukromý zájem před veřejným zájmem na ochraně nezastavěného území a ochraně životního prostředí.</text:p>
      <text:p text:style-name="P22"/>
      <text:p text:style-name="P23">Správní soudy o této žalobě opakovaně rozhodovaly. Ombudsman byl nakonec úspěšný, protože krajský soud zrušil rozhodnutí o umístění a povolení stavby a NSS<text:s/>zamítl kasační stížnost proti tomuto rozhodnutí.<text:s/></text:p>
      <text:p text:style-name="Normální"/>
      <text:p text:style-name="P24"><text:a xlink:href="https://www.ochrance.cz/uploads-import/ESO/15A_75_2012_32_20131104143333.pdf" office:target-frame-name="_top" xlink:show="replace"><text:span text:style-name="Hypertextovýodkaz">Usnesení Krajského soudu v Ústí nad Labem č.j. 15 A 75/2012-96</text:span></text:a></text:p>
      <text:p text:style-name="P25"><text:bookmark-start text:name="Rozsudek_Nejvyššího_správního_soudu_č.j."/><text:bookmark-end text:name="Rozsudek_Nejvyššího_správního_soudu_č.j."/><text:a xlink:href="https://www.ochrance.cz/uploads-import/ESO/0122_9As__13_20131128070812.pdf" office:target-frame-name="_top" xlink:show="replace"><text:span text:style-name="Hypertextovýodkaz">Rozsudek Nejvyššího správního soudu č.j. ﻿9 As 122/2013-23 (PDF)</text:span></text:a></text:p>
      <text:p text:style-name="Normální"><text:bookmark-start text:name="Rozsudek_Krajského_soudu_v_Ústní_nad_Lab"/><text:line-break/><text:a xlink:href="https://www.ochrance.cz/uploads-import/ESO/15A_108_2013_20141208115749_prevedeno%20(1).pdf" office:target-frame-name="_top" xlink:show="replace"><text:span text:style-name="Hypertextovýodkaz">Rozsudek Krajského soudu v Ústí nad Lab</text:span><text:span text:style-name="Hypertextovýodkaz">em č.j. 15 A 108/2013-138 (PDF)</text:span></text:a><text:bookmark-end text:name="Rozsudek_Krajského_soudu_v_Ústní_nad_Lab"/><text:line-break/><text:a xlink:href="https://www.ochrance.cz/uploads-import/ESO/0294_9As__1400114_20150622084355_prevedeno%20(1).pdf" office:target-frame-name="_top" xlink:show="replace"><text:span text:style-name="Hypertextovýodkaz">Rozsudek Nejvyššího správního soudu č.j. 9 As 294/2014-114 (PDF)</text:span></text:a><text:line-break/></text:p>
      <text:p text:style-name="P26"><text:a xlink:href="http://www.ochrance.cz/fileadmin/user_upload/ESO/KS_Usti_nad_Labem_-_15A_108_2013.pdf" office:target-frame-name="_top" xlink:show="replace"><text:span text:style-name="Hypertextovýodkaz">Rozsudek Krajského soudu v Ústí nad Labem č.j. 15 A 108/2013-277 (PDF)</text:span></text:a></text:p>
      <text:p text:style-name="P27"><text:a xlink:href="http://www.ochrance.cz/fileadmin/user_upload/ESO/NSS__9_As_24_2016_109.pdf" office:target-frame-name="_top" xlink:show="replace"><text:span text:style-name="Hypertextovýodkaz">Rozsudek Nejvyššího správního soudu č</text:span><text:span text:style-name="Hypertextovýodkaz">.j. 9 As 24/2016-109 (PDF)</text:span></text:a></text:p>
      <text:p text:style-name="Normální"/>
      <text:p text:style-name="Normální"/>
      <text:list text:style-name="LFO3_1" text:continue-numbering="true">
        <text:list-item>
          <text:p text:style-name="P28">Znevýhodnění žadatelů o důchod z nástupnických států SSSR (sp. zn. 40/2017/SZD,<text:s/></text:p>
        </text:list-item>
      </text:list>
      <text:p text:style-name="P29"><text:a xlink:href="https://eso.ochrance.cz/Nalezene/Edit/7952" office:target-frame-name="_top" xlink:show="replace"><text:span text:style-name="Hypertextovýodkaz">https://eso.ochrance.cz/Nalezene/Edit/7952</text:span></text:a>)</text:p>
      <text:p text:style-name="P30"/>
      <text:p text:style-name="P31">Ochránce podal žalobu proti ČSSZ, která<text:s/>u občanů postsovětských států při žádosti o potvrzení doby pojištění oslovuje pouze stát, jehož občanem je žadatel. Nikoli další státy, kde takový<text:s/><text:soft-page-break/>člověk v průběhu života pracoval (jak by to bylo u občanů ČR). Žalobu odmítl Krajský soud v Brně (č. j.<text:s/><text:a xlink:href="https://vyhledavac.nssoud.cz/DokumentOriginal/Index/598788" office:target-frame-name="_top" xlink:show="replace"><text:span text:style-name="Hypertextovýodkaz">41 Ad 22/2018 – 77</text:span></text:a>), ochránce podal<text:s/><text:a xlink:href="https://www.ochrance.cz/uploads-import/ESO/40%202017%20SZD.pdf" office:target-frame-name="_top" xlink:show="replace"><text:span text:style-name="Hypertextovýodkaz">kasační stížnost</text:span></text:a><text:s/>(4 Ads 131/2021).<text:s/></text:p>
      <text:p text:style-name="Normální"/>
      <text:list text:style-name="LFO3_1" text:continue-numbering="true">
        <text:list-item>
          <text:p text:style-name="P32">Šantovka Tower (sp. zn. 5/2020/SZD,<text:s/><text:a xlink:href="https://eso.ochrance.cz/Nalezene/Edit/7814" office:target-frame-name="_top" xlink:show="replace"><text:span text:style-name="Hypertextovýodkaz">https://eso.ochrance.cz/Nalezene/Edit/7814</text:span></text:a>)</text:p>
        </text:list-item>
      </text:list>
      <text:p text:style-name="P33"/>
      <text:p text:style-name="P34">Ochránce podal žalobu proti územnímu rozhodnutí, kterým byl umístěn stavební záměr „Šantovka Tower“ v Olomouci. Krajský soud žalobu odmítl -<text:s/><text:a xlink:href="https://www.ochrance.cz/aktualne/planovana_stavba_santovka_tower_v_olomouci_miri_k_nejvyssimu_spravnimu_soudu_ombudsman_podal_kasacni_stiznost/65a_18_2020_76.pdf" office:target-frame-name="_top" xlink:show="replace"><text:span text:style-name="T35">Usnesení Krajského soudu v Ostravě - pobočka v Olomouci č. j. 65 A 18/2020-383</text:span></text:a>. Ombudsman podal kasační stížnost. NSS jí přiznal odkladný účinek (<text:a xlink:href="https://www.ochrance.cz/aktualne/nejvyssi_spravni_soud_priznal_odkladny_ucinek_kasacni_stiznosti_ombudsmana_v_pripade_olomoucke_santovka_tower/santovka_-_usneseni_nss_-_odkladny_ucinek_1as_174_2022.pdf" office:target-frame-name="_top" xlink:show="replace"><text:span text:style-name="Hypertextovýodkaz">1 As 174/2022-77</text:span></text:a>).<text:s/></text:p>
      <text:p text:style-name="Normální"/>
      <text:p text:style-name="Normální">S pozdravem</text:p>
      <text:p text:style-name="Normální"/>
      <text:p text:style-name="Normální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style:font-name-complex="Calibri" fo:font-size="11pt" style:font-size-asian="11pt" style:font-size-complex="11pt" style:language-asian="en" style:country-asian="US" fo:hyphenate="false"/>
    </style:style>
    <style:style style:name="col-sm-9" style:display-name="col-sm-9" style:family="text"/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NIDO*</text:span></text:p>
        <text:p text:style-name="P12"><text:span text:style-name="T13">KVOPX00DNIDO</text:span>KVOPX00DNID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7-14T08:39:00Z</meta:creation-date>
    <dc:date>2023-07-14T08:41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7" meta:word-count="554" meta:character-count="3821" meta:row-count="27" meta:non-whitespace-character-count="3274"/>
  </office:meta>
</office:document-meta>
</file>